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56a62" officeooo:paragraph-rsid="00156a62"/>
    </style:style>
    <style:style style:name="P2" style:family="paragraph" style:parent-style-name="Standard">
      <style:paragraph-properties fo:text-align="center" style:justify-single-word="false"/>
      <style:text-properties officeooo:rsid="00156a62" officeooo:paragraph-rsid="00156a62"/>
    </style:style>
    <style:style style:name="P3" style:family="paragraph" style:parent-style-name="Standard">
      <style:text-properties officeooo:rsid="00156a62" officeooo:paragraph-rsid="0015a59f"/>
    </style:style>
    <style:style style:name="P4" style:family="paragraph" style:parent-style-name="Standard">
      <style:text-properties fo:font-style="italic" officeooo:rsid="00156a62" officeooo:paragraph-rsid="00156a62" style:font-style-asian="italic" style:font-style-complex="italic"/>
    </style:style>
    <style:style style:name="P5" style:family="paragraph" style:parent-style-name="Standard">
      <style:text-properties officeooo:rsid="0015a59f" officeooo:paragraph-rsid="0015a59f"/>
    </style:style>
    <style:style style:name="P6" style:family="paragraph" style:parent-style-name="Standard">
      <style:text-properties officeooo:rsid="00160004" officeooo:paragraph-rsid="00160004"/>
    </style:style>
    <style:style style:name="P7" style:family="paragraph" style:parent-style-name="Standard">
      <style:text-properties officeooo:rsid="00164906" officeooo:paragraph-rsid="00164906"/>
    </style:style>
    <style:style style:name="P8" style:family="paragraph" style:parent-style-name="Standard">
      <style:text-properties officeooo:rsid="0017984f" officeooo:paragraph-rsid="0017984f"/>
    </style:style>
    <style:style style:name="P9" style:family="paragraph" style:parent-style-name="Standard">
      <style:text-properties officeooo:rsid="0018e4cd" officeooo:paragraph-rsid="0018e4cd"/>
    </style:style>
    <style:style style:name="P10" style:family="paragraph" style:parent-style-name="Standard">
      <style:text-properties officeooo:rsid="0018e4cd" officeooo:paragraph-rsid="0019509e"/>
    </style:style>
    <style:style style:name="P11" style:family="paragraph" style:parent-style-name="Standard">
      <style:text-properties officeooo:rsid="0019509e" officeooo:paragraph-rsid="0019509e"/>
    </style:style>
    <style:style style:name="P12" style:family="paragraph" style:parent-style-name="Standard">
      <style:text-properties officeooo:rsid="0019509e" officeooo:paragraph-rsid="001a1a22"/>
    </style:style>
    <style:style style:name="P13" style:family="paragraph" style:parent-style-name="Standard">
      <style:text-properties officeooo:rsid="001a1a22" officeooo:paragraph-rsid="001a1a22"/>
    </style:style>
    <style:style style:name="P14" style:family="paragraph" style:parent-style-name="Standard">
      <style:text-properties officeooo:rsid="001be5f3" officeooo:paragraph-rsid="001be5f3"/>
    </style:style>
    <style:style style:name="P15" style:family="paragraph" style:parent-style-name="Standard">
      <style:text-properties officeooo:rsid="00156a62" officeooo:paragraph-rsid="001ca06a"/>
    </style:style>
    <style:style style:name="P16" style:family="paragraph" style:parent-style-name="Standard">
      <style:text-properties officeooo:rsid="0019509e" officeooo:paragraph-rsid="001ca06a"/>
    </style:style>
    <style:style style:name="P17" style:family="paragraph" style:parent-style-name="Standard">
      <style:text-properties officeooo:rsid="0015a59f" officeooo:paragraph-rsid="001ca06a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</style:style>
    <style:style style:name="T1" style:family="text">
      <style:text-properties officeooo:rsid="00156a62"/>
    </style:style>
    <style:style style:name="T2" style:family="text">
      <style:text-properties officeooo:rsid="0015a59f"/>
    </style:style>
    <style:style style:name="T3" style:family="text">
      <style:text-properties officeooo:rsid="00164906"/>
    </style:style>
    <style:style style:name="T4" style:family="text">
      <style:text-properties style:text-position="sub 58%" officeooo:rsid="00164906"/>
    </style:style>
    <style:style style:name="T5" style:family="text">
      <style:text-properties style:text-position="sub 58%" officeooo:rsid="001a1a22"/>
    </style:style>
    <style:style style:name="T6" style:family="text">
      <style:text-properties style:text-position="super 58%"/>
    </style:style>
    <style:style style:name="T7" style:family="text">
      <style:text-properties style:text-position="super 58%" officeooo:rsid="001a1a22"/>
    </style:style>
    <style:style style:name="T8" style:family="text">
      <style:text-properties style:text-position="super 58%" officeooo:rsid="001be5f3"/>
    </style:style>
    <style:style style:name="T9" style:family="text">
      <style:text-properties style:text-position="super 58%" officeooo:rsid="00156a62"/>
    </style:style>
    <style:style style:name="T10" style:family="text">
      <style:text-properties style:text-position="0% 100%"/>
    </style:style>
    <style:style style:name="T11" style:family="text">
      <style:text-properties style:text-position="0% 100%" officeooo:rsid="0017984f"/>
    </style:style>
    <style:style style:name="T12" style:family="text">
      <style:text-properties style:text-position="0% 100%" officeooo:rsid="001a1a22"/>
    </style:style>
    <style:style style:name="T13" style:family="text">
      <style:text-properties style:text-position="0% 100%" officeooo:rsid="001be5f3"/>
    </style:style>
    <style:style style:name="T14" style:family="text">
      <style:text-properties officeooo:rsid="0017984f"/>
    </style:style>
    <style:style style:name="T15" style:family="text">
      <style:text-properties officeooo:rsid="0018e4c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19509e" style:font-weight-asian="bold" style:font-weight-complex="bold"/>
    </style:style>
    <style:style style:name="T19" style:family="text">
      <style:text-properties officeooo:rsid="0019509e"/>
    </style:style>
    <style:style style:name="T20" style:family="text">
      <style:text-properties officeooo:rsid="001a1a22"/>
    </style:style>
    <style:style style:name="T21" style:family="text">
      <style:text-properties officeooo:rsid="001ca06a"/>
    </style:style>
    <style:style style:name="T22" style:family="text">
      <style:text-properties style:text-position="-33% 58%"/>
    </style:style>
    <style:style style:name="T23" style:family="text">
      <style:text-properties fo:font-size="12pt"/>
    </style:style>
    <style:style style:name="T24" style:family="text">
      <style:text-properties style:text-position="-25% 58%" fo:font-size="12pt"/>
    </style:style>
    <style:style style:name="gr1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1016in" fo:min-width="0.1016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201in" svg:stroke-color="#000000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7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51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Formal Definition of <text:span text:style-name="T19">Normal </text:span>Paths</text:p>
      <text:p text:style-name="P2">by Sven Nilsen, 2020</text:p>
      <text:p text:style-name="P1"/>
      <text:p text:style-name="P4">In this paper I give the formal definition of paths in path semantics.</text:p>
      <text:p text:style-name="P1"/>
      <text:p text:style-name="P1">A homotopy path `H` is a map between two continuous functions `f` and `g` such that:</text:p>
      <text:p text:style-name="P1"/>
      <text:p text:style-name="P1"><text:tab/>∀ x { H(x, 0) = f(x) }<text:tab/><text:tab/>∧<text:tab/>∀ x { H(x, 1) = g(x) }</text:p>
      <text:p text:style-name="P1"/>
      <text:p text:style-name="P1"><text:tab/>H : X ⨯ [0, 1] → Y</text:p>
      <text:p text:style-name="P1"><text:tab/>f : X → Y</text:p>
      <text:p text:style-name="P1"><text:tab/>g : X → Y</text:p>
      <text:p text:style-name="P1"/>
      <text:p text:style-name="P6">It follows from this definition that there can be paths between paths, e.g. `X &lt;=&gt; [0, 1]`.</text:p>
      <text:p text:style-name="P1"/>
      <text:p text:style-name="P3">When only the end points are considered, one can use <text:span text:style-name="T2">a `𝔹` (boolean) instead of `[0, 1]`</text:span>:</text:p>
      <text:p text:style-name="P3"/>
      <text:p text:style-name="P3"><text:tab/>(H false) &lt;=&gt; f<text:tab/><text:tab/>∧<text:tab/><text:tab/>(H true) &lt;=&gt; g</text:p>
      <text:p text:style-name="P1"/>
      <text:p text:style-name="P1"><text:tab/>H : X ⨯ 𝔹 → Y</text:p>
      <text:p text:style-name="P1"/>
      <text:p text:style-name="P5">This means that a homotopy path represents a binary relation of an ordered pair:</text:p>
      <text:p text:style-name="P5"/>
      <text:p text:style-name="P17"><text:tab/>(f, g)</text:p>
      <text:p text:style-name="P5"/>
      <text:p text:style-name="P5">Where the truth values of of these binary relations defines the space of all paths.</text:p>
      <text:p text:style-name="P5"><text:span text:style-name="T21">When</text:span> the relation is `true`, there exists a path, but <text:span text:style-name="T21">when </text:span>the relation is `false`, there exists no path.</text:p>
      <text:p text:style-name="P6">In constructive mathematics one can not prove that the relation is `true` from `¬false` and vice versa.</text:p>
      <text:p text:style-name="P6">This means that there exists some construct<text:span text:style-name="T21">ion</text:span> that represents the path: <text:span text:style-name="T21">The proof of the path.</text:span></text:p>
      <text:p text:style-name="P6"/>
      <text:p text:style-name="P6">In Homotopy Theory, the path is constructed by <text:span text:style-name="T21">the homotopy path</text:span> `H`.</text:p>
      <text:p text:style-name="P6">However, this is looking at the path from the outside.</text:p>
      <text:p text:style-name="P6">From <text:span text:style-name="T3">within</text:span> the path, there is only `X → Y`, which can be proved <text:span text:style-name="T21">as</text:span> following.</text:p>
      <text:p text:style-name="P1"/>
      <text:p text:style-name="P1">By using function currying, one can transform this type into:</text:p>
      <text:p text:style-name="P1"/>
      <text:p text:style-name="P15"><text:tab/>H : X → 𝔹 → Y</text:p>
      <text:p text:style-name="P1"/>
      <text:p text:style-name="P15">The type `X → 𝔹` a set over `X`. <text:span text:style-name="T3">The complexity in number of bits of this set is `log</text:span><text:span text:style-name="T4">2</text:span><text:span text:style-name="T3">(|X|) + 1`.</text:span></text:p>
      <text:p text:style-name="P6">From within the path, there is only `x`, which has type `X` and maps into some value of `Y`.</text:p>
      <text:p text:style-name="P7">Therefore, from within the path, there is only `X → Y`, which is an ordinary function type.</text:p>
      <text:p text:style-name="P7"/>
      <text:p text:style-name="P7">The change in linear input complexity from inside to outside is `2<text:span text:style-name="T6">log2(|X|) + 1</text:span> – 2<text:span text:style-name="T6">log2(|X|)</text:span> = |X|`.</text:p>
      <text:p text:style-name="P7">From using this one can derive that <text:span text:style-name="T14">the change in linear output complexity is </text:span>`|Y|<text:span text:style-name="T6">|X|</text:span><text:span text:style-name="T10"> </text:span><text:span text:style-name="T11">= |X → Y|</text:span><text:span text:style-name="T10">`.</text:span></text:p>
      <text:p text:style-name="P7"/>
      <text:p text:style-name="P8">Therefore, there should exist a space similar to “computation” that relates functions to each other.</text:p>
      <text:p text:style-name="P8"><text:soft-page-break/>Where is this space?</text:p>
      <text:p text:style-name="P8"/>
      <text:p text:style-name="P8">The insight of Homotopy Type Theory is that dependent types can model proofs of Homotopy Theory.</text:p>
      <text:p text:style-name="P8"/>
      <text:p text:style-name="P8">This means that the direction of <text:span text:style-name="T15">this space,</text:span> seen from inside these paths, is <text:span text:style-name="T15">analogous to dependent types. However, dependent types only describe a single step of “computation” in this direction.</text:span></text:p>
      <text:p text:style-name="P8"/>
      <text:p text:style-name="P9">What is beyond dependent types?</text:p>
      <text:p text:style-name="P9"/>
      <text:p text:style-name="P9">Using the analogy of complex numbers:</text:p>
      <text:p text:style-name="P9"/>
      <text:p text:style-name="P9"><text:tab/>1<text:tab/><text:tab/>the base of normal computation</text:p>
      <text:p text:style-name="P9"><text:tab/><text:span text:style-name="T16">i</text:span><text:tab/><text:tab/>the base of path-space computation</text:p>
      <text:p text:style-name="P9"/>
      <text:p text:style-name="P9">For all complex numbers <text:span text:style-name="T19">in base `</text:span><text:span text:style-name="T18">e</text:span><text:span text:style-name="T19">`, the following property holds</text:span>:</text:p>
      <text:p text:style-name="P9"/>
      <text:p text:style-name="P9"><text:tab/>A<text:span text:style-name="T17">e</text:span> + B<text:span text:style-name="T17">e</text:span> = (A + B)<text:span text:style-name="T17">e</text:span></text:p>
      <text:p text:style-name="P9"/>
      <text:p text:style-name="P11">The analogy law for functions in base `<text:span text:style-name="T17">e</text:span>` is the following:</text:p>
      <text:p text:style-name="P11"/>
      <text:p text:style-name="P11"><text:tab/>f<text:span text:style-name="T17">e</text:span> · g<text:span text:style-name="T17">e</text:span> = (f · g)<text:span text:style-name="T17">e</text:span></text:p>
      <text:p text:style-name="P9"/>
      <text:p text:style-name="P10">Once the base of path-space computation is found,</text:p>
      <text:p text:style-name="P10">one can use normal function <text:span text:style-name="T19">composition rules in the new dimension.</text:span></text:p>
      <text:p text:style-name="P10"/>
      <text:p text:style-name="P11">Now, if one looks at commuting squares:</text:p>
      <text:p text:style-name="P11"/>
      <text:p text:style-name="P11"><draw:custom-shape text:anchor-type="paragraph" draw:z-index="0" draw:name="Shape1" draw:style-name="gr1" draw:text-style-name="P18" svg:width="0.1433in" svg:height="0.1433in" svg:x="1.4937in" svg:y="0.22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1" draw:style-name="gr1" draw:text-style-name="P18" svg:width="0.1433in" svg:height="0.1433in" svg:x="2.3957in" svg:y="0.22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1" draw:style-name="gr1" draw:text-style-name="P18" svg:width="0.1433in" svg:height="0.1433in" svg:x="1.5083in" svg:y="1.092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1" draw:style-name="gr1" draw:text-style-name="P18" svg:width="0.1433in" svg:height="0.1433in" svg:x="2.4028in" svg:y="1.092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" draw:name="Shape2" draw:style-name="gr2" draw:text-style-name="P19" svg:x1="1.6366in" svg:y1="0.2988in" svg:x2="2.3957in" svg:y2="0.2917in"><text:p/></draw:line><draw:line text:anchor-type="paragraph" draw:z-index="5" draw:name="Shape2" draw:style-name="gr2" draw:text-style-name="P19" svg:x1="1.6437in" svg:y1="1.1724in" svg:x2="2.4028in" svg:y2="1.1654in"><text:p/></draw:line><draw:line text:anchor-type="paragraph" draw:z-index="6" draw:name="Shape2" draw:style-name="gr2" draw:text-style-name="P19" svg:x1="1.5583in" svg:y1="0.3701in" svg:x2="1.5728in" svg:y2="1.0929in"><text:p/></draw:line><draw:line text:anchor-type="paragraph" draw:z-index="7" draw:name="Shape2" draw:style-name="gr2" draw:text-style-name="P19" svg:x1="2.4673in" svg:y1="0.3701in" svg:x2="2.4819in" svg:y2="1.0929in"><text:p/></draw:line><draw:frame text:anchor-type="paragraph" draw:z-index="8" draw:name="Shape3" draw:style-name="gr3" draw:text-style-name="P20" svg:width="0.3724in" svg:height="0.2717in" svg:x="1.2929in" svg:y="0.5209in"><draw:text-box><text:p>f</text:p></draw:text-box></draw:frame><draw:frame text:anchor-type="paragraph" draw:z-index="9" draw:name="Shape3" draw:style-name="gr3" draw:text-style-name="P20" svg:width="0.3724in" svg:height="0.2717in" svg:x="2.5957in" svg:y="0.5492in"><draw:text-box><text:p>h</text:p></draw:text-box></draw:frame><draw:frame text:anchor-type="paragraph" draw:z-index="10" draw:name="Shape3" draw:style-name="gr3" draw:text-style-name="P20" svg:width="0.2732in" svg:height="0.2717in" svg:x="1.9016in" svg:y="0.0201in"><draw:text-box><text:p>g<text:span text:style-name="T22">0</text:span></text:p></draw:text-box></draw:frame><draw:frame text:anchor-type="paragraph" draw:z-index="11" draw:name="Shape3" draw:style-name="gr3" draw:text-style-name="P20" svg:width="0.2732in" svg:height="0.2717in" svg:x="1.9228in" svg:y="0.9008in"><draw:text-box><text:p>g<text:span text:style-name="T22">1</text:span></text:p></draw:text-box></draw:frame><draw:frame text:anchor-type="paragraph" draw:z-index="12" draw:name="Shape4" draw:style-name="gr4" draw:text-style-name="P20" svg:width="1.7823in" svg:height="0.5161in" svg:x="3.2047in" svg:y="0.5102in"><draw:text-box><text:p><text:span text:style-name="T23">g</text:span><text:span text:style-name="T24">1</text:span><text:span text:style-name="T23"> · f &lt;=&gt; h · g</text:span><text:span text:style-name="T24">0</text:span></text:p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For every point, or value, they behave as normal computation, <text:span text:style-name="T20">which satisfies `</text:span>f<text:span text:style-name="T17">e</text:span> · g<text:span text:style-name="T17">e</text:span> = (f · g)<text:span text:style-name="T17">e</text:span><text:span text:style-name="T20">`</text:span>.</text:p>
      <text:p text:style-name="P11">Yet, the point-wise computation is not the space one is looking for, since this is covered by `X → Y`.</text:p>
      <text:p text:style-name="P11"/>
      <text:p text:style-name="P13">From within the paths, <text:span text:style-name="T14">the total complexity can be thought of as </text:span><text:span text:style-name="T13">a product:</text:span></text:p>
      <text:p text:style-name="P11"/>
      <text:p text:style-name="P16"><text:tab/><text:span text:style-name="T20">|X ⨯ 𝔹 → Y| = |Y|</text:span><text:span text:style-name="T7">|X ⨯ </text:span><text:span text:style-name="T9">𝔹</text:span><text:span text:style-name="T7">|</text:span><text:span text:style-name="T20"> = |Y|</text:span><text:span text:style-name="T7">2|X|</text:span><text:span text:style-name="T12"> </text:span><text:span text:style-name="T20">= |Y|</text:span><text:span text:style-name="T7">|</text:span><text:span text:style-name="T8">X</text:span><text:span text:style-name="T7">|</text:span><text:span text:style-name="T12"> · |</text:span><text:span text:style-name="T13">Y</text:span><text:span text:style-name="T12">|</text:span><text:span text:style-name="T7">|</text:span><text:span text:style-name="T8">X</text:span><text:span text:style-name="T7">|</text:span><text:span text:style-name="T12"> </text:span><text:span text:style-name="T13">= |X → Y|</text:span><text:span text:style-name="T8">2</text:span></text:p>
      <text:p text:style-name="P11"/>
      <text:p text:style-name="P14">This means that the “missing parameter” one is looking for is the “function surface” `<text:span text:style-name="T20">g</text:span><text:span text:style-name="T5">0</text:span><text:span text:style-name="T20"> → g</text:span><text:span text:style-name="T5">1</text:span>`:</text:p>
      <text:p text:style-name="P11"/>
      <text:p text:style-name="P11"><text:tab/><text:span text:style-name="T20">H := f[g</text:span><text:span text:style-name="T5">0</text:span><text:span text:style-name="T20"> → g</text:span><text:span text:style-name="T5">1</text:span><text:span text:style-name="T20">]</text:span></text:p>
      <text:p text:style-name="P11"/>
      <text:p text:style-name="P14"><text:span text:style-name="T21">T</text:span>he constructive proof <text:span text:style-name="T21">is </text:span>`h` to represent `H` from <text:span text:style-name="T21">within</text:span> homotopy paths <text:span text:style-name="T21">(called “normal paths”)</text:span>:</text:p>
      <text:p text:style-name="P14"/>
      <text:p text:style-name="P14"><text:tab/><text:span text:style-name="T20">f[g</text:span><text:span text:style-name="T5">0</text:span><text:span text:style-name="T20"> → g</text:span><text:span text:style-name="T5">1</text:span><text:span text:style-name="T20">] </text:span>&lt;=&gt; h<text:tab/><text:tab/><text:tab/><text:span text:style-name="T21">Q.E.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draw:marker draw:name="Arrowheads_20_1" draw:display-name="Arrowheads 1" svg:viewBox="0 0 1131 902" svg:d="M564 0l-564 902h1131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8T19:23:59.425569000</meta:creation-date>
    <dc:date>2020-05-18T21:14:14.356804000</dc:date>
    <meta:editing-duration>PT3M46S</meta:editing-duration>
    <meta:editing-cycles>2</meta:editing-cycles>
    <meta:generator>LibreOffice/5.1.2.2$MacOSX_X86_64 LibreOffice_project/d3bf12ecb743fc0d20e0be0c58ca359301eb705f</meta:generator>
    <meta:document-statistic meta:table-count="0" meta:image-count="0" meta:object-count="0" meta:page-count="2" meta:paragraph-count="51" meta:word-count="621" meta:character-count="3195" meta:non-whitespace-character-count="2602"/>
  </office:meta>
</office:document-meta>
</file>